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5d06b" officeooo:paragraph-rsid="0015d06b"/>
    </style:style>
    <style:style style:name="P2" style:family="paragraph" style:parent-style-name="Standard">
      <style:text-properties officeooo:rsid="0015d06b" officeooo:paragraph-rsid="0015d06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885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s 5 últimos párrafos en la forma inglesa no tiene el mismo estilo que los dos primeros porque no tiene aplicado la clase <text:span text:style-name="T1">verse</text:span><text:span text:style-name="T2"> a los 5 último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d06b" officeooo:paragraph-rsid="0015d06b"/>
    </style:style>
    <style:style style:name="MT1" style:family="text">
      <style:text-properties officeooo:rsid="001885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jercicio 2<text:tab/><text:tab/>I<text:span text:style-name="MT1">s</text:span>ma<text:span text:style-name="MT1">el</text:span> Morilla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16T09:04:06.298523923</meta:creation-date>
    <dc:date>2021-02-24T13:43:20.333487066</dc:date>
    <meta:editing-duration>PT3M2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32" meta:character-count="174" meta:non-whitespace-character-count="141"/>
  </office:meta>
</office:document-meta>
</file>